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25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"/>10.3.1 Limpando nomes do <text:span text:style-name="Source_Text">data.frame</text:span><text:bookmark-end text:name="limpando-nomes-do-data.frame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25T06:33:51Z</meta:creation-date>
    <dc:date>2023-07-25T06:33:51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5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